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D30FA7B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o-title">
      <style:graphic-properties draw:fill-color="#ffffff" draw:auto-grow-height="true" fo:min-height="3.507cm"/>
    </style:style>
    <style:style style:name="pr2" style:family="presentation" style:parent-style-name="oo-subtitle">
      <style:graphic-properties draw:fill-color="#ffffff" draw:auto-grow-height="true" fo:min-height="13.23cm"/>
    </style:style>
    <style:style style:name="pr3" style:family="presentation" style:parent-style-name="oo-notes">
      <style:graphic-properties draw:fill-color="#ffffff" draw:auto-grow-height="true" fo:min-height="11.411cm"/>
    </style:style>
    <style:style style:name="pr4" style:family="presentation" style:parent-style-name="oo-outline1">
      <style:graphic-properties draw:fill-color="#ffffff" draw:auto-grow-height="true" fo:min-height="13.23cm"/>
    </style:style>
    <style:style style:name="pr5" style:family="presentation" style:parent-style-name="oo-notes">
      <style:graphic-properties draw:fill-color="#ffffff" fo:min-height="11.411cm"/>
    </style:style>
    <style:style style:name="pr6" style:family="presentation" style:parent-style-name="oo-subtitle">
      <style:graphic-properties draw:fill-color="#ffffff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T1" style:family="text">
      <style:text-properties fo:color="#ff0000"/>
    </style:style>
    <style:style style:name="T2" style:family="text">
      <style:text-properties fo:color="#00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PiSi ile Paket Yapımı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S.Çağlar Onur</text:p>
            <text:p text:style-name="P1">&lt;caglar@pardus.org.tr&gt;</text:p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PiSi ile Paket Yapımı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3">Paket nedir?</text:p>
              </text:list-item>
            </text:list>
            <text:list text:style-name="L2">
              <text:list-item>
                <text:p text:style-name="P3">actionsAPI nedir? </text:p>
              </text:list-item>
            </text:list>
            <text:list text:style-name="L2">
              <text:list-item>
                <text:p text:style-name="P3">pspec.xml ne işe yarar?</text:p>
              </text:list-item>
            </text:list>
            <text:list text:style-name="L2">
              <text:list-item>
                <text:p text:style-name="P3">actions.py ne işe yarar?</text:p>
              </text:list-item>
            </text:list>
            <text:list text:style-name="L2">
              <text:list-item>
                <text:p text:style-name="P3">Örnek paket “yakuake”</text:p>
              </text:list-item>
            </text:list>
            <text:list text:style-name="L2">
              <text:list-item>
                <text:p text:style-name="P3">Depola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Paket</text:p>
          </draw:text-box>
        </draw:frame>
        <draw:frame presentation:style-name="pr4" draw:text-style-name="P3" draw:layer="layout" svg:width="23.911cm" svg:height="14.171cm" svg:x="2.058cm" svg:y="5.838cm" presentation:class="outline" presentation:user-transformed="true">
          <draw:text-box>
            <text:list text:style-name="L2">
              <text:list-item>
                <text:p text:style-name="P3">Bir uygulamayı ya da işletim sisteminin bir parçasını tüm bileşenleriyle toplu olarak ifade eden bir kavramdır,</text:p>
              </text:list-item>
            </text:list>
            <text:list text:style-name="L2">
              <text:list-item>
                <text:p text:style-name="P3">Bir sistemdeki onbinlerce dosyayı, görevleri ve ait oldukları uygulamalar bazında birkaç yüz pakete ayırarak yönetilebilir kılar,</text:p>
              </text:list-item>
            </text:list>
            <text:list text:style-name="L2">
              <text:list-item>
                <text:p text:style-name="P3">Kullanıcının büyük bir sistemde nelerin bulunduğuna hakim olabilmesini kolaylaştırı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 presentation:user-transformed="true">
          <draw:text-box>
            <text:p text:style-name="P1">actionsAPI nedir?</text:p>
          </draw:text-box>
        </draw:frame>
        <draw:frame presentation:style-name="pr4" draw:text-style-name="P3" draw:layer="layout" svg:width="23.911cm" svg:height="13.23cm" svg:x="2.058cm" svg:y="5.838cm" presentation:class="outline">
          <draw:text-box>
            <text:list text:style-name="L2">
              <text:list-item>
                <text:p text:style-name="P3">Python ile yazılmış ve paket yapımında kullanılan ortak işlemlerin gruplandığı kütüphanedir,</text:p>
              </text:list-item>
            </text:list>
            <text:list text:style-name="L2">
              <text:list-item>
                <text:p text:style-name="P3">Hedefi olabildiğince basit ve sade olmaktır,</text:p>
              </text:list-item>
            </text:list>
            <text:list text:style-name="L2">
              <text:list-item>
                <text:p text:style-name="P3">Ortak işlemler işlevlerine göre özelleştirilmiş ve gruplanmıştır (KDE, autotools, scons, python v.s)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actionsAPI nedir?</text:p>
          </draw:text-box>
        </draw:frame>
        <draw:frame presentation:style-name="pr4" draw:text-style-name="P3" draw:layer="layout" svg:width="23.911cm" svg:height="13.23cm" svg:x="2.058cm" svg:y="5.838cm" presentation:class="outline">
          <draw:text-box>
            <text:list text:style-name="L2">
              <text:list-item>
                <text:p text:style-name="P3">autotools modülü:</text:p>
              </text:list-item>
            </text:list>
            <text:list text:style-name="L2">
              <text:list-item>
                <text:list>
                  <text:list-item>
                    <text:p text:style-name="P4">autotools ailesini kullanan kaynak <text:tab/>paketlerin ihtiyaç duyduğu işlevleri modeller</text:p>
                  </text:list-item>
                </text:list>
              </text:list-item>
            </text:list>
            <text:list text:style-name="L2">
              <text:list-item>
                <text:p text:style-name="P3">pisitools modülü:</text:p>
              </text:list-item>
            </text:list>
            <text:list text:style-name="L2">
              <text:list-item>
                <text:list>
                  <text:list-item>
                    <text:p text:style-name="P4">Paket geliştiricilerinin en sık kullandığı ortak fonksiyonları modeller</text:p>
                  </text:list-item>
                </text:list>
              </text:list-item>
            </text:list>
            <text:list text:style-name="L2">
              <text:list-item>
                <text:p text:style-name="P3">shelltools modülü:</text:p>
              </text:list-item>
            </text:list>
            <text:list text:style-name="L2">
              <text:list-item>
                <text:list>
                  <text:list-item>
                    <text:p text:style-name="P4">Kabuk komutlarını mode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actionsAPI nedir?</text:p>
          </draw:text-box>
        </draw:frame>
        <draw:frame presentation:style-name="pr4" draw:text-style-name="P3" draw:layer="layout" svg:width="23.911cm" svg:height="13.23cm" svg:x="2.058cm" svg:y="5.838cm" presentation:class="outline">
          <draw:text-box>
            <text:list text:style-name="L2">
              <text:list-item>
                <text:p text:style-name="P3">kde modülü:</text:p>
              </text:list-item>
            </text:list>
            <text:list text:style-name="L2">
              <text:list-item>
                <text:list>
                  <text:list-item>
                    <text:p text:style-name="P4">KDE uygulaması olan kaynak paketlerin ihtiyaç duyduğu işlevleri modeller</text:p>
                  </text:list-item>
                </text:list>
              </text:list-item>
            </text:list>
            <text:list text:style-name="L2">
              <text:list-item>
                <text:p text:style-name="P3">pythonmodules modülü:</text:p>
              </text:list-item>
            </text:list>
            <text:list text:style-name="L2">
              <text:list-item>
                <text:list>
                  <text:list-item>
                    <text:p text:style-name="P4">Python modüllerinin ihtiyaç duyduğu işlevleri modeller</text:p>
                  </text:list-item>
                </text:list>
              </text:list-item>
            </text:list>
            <text:list text:style-name="L2">
              <text:list-item>
                <text:p text:style-name="P3">perlmodules modülü:</text:p>
              </text:list-item>
            </text:list>
            <text:list text:style-name="L2">
              <text:list-item>
                <text:list>
                  <text:list-item>
                    <text:p text:style-name="P4">Perl modüllerinin ihtiyaç duyduğu işlevleri mode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pspec.xml ne işe yarar?</text:p>
          </draw:text-box>
        </draw:frame>
        <draw:frame presentation:style-name="pr4" draw:text-style-name="P3" draw:layer="layout" svg:width="23.911cm" svg:height="13.23cm" svg:x="2.058cm" svg:y="5.838cm" presentation:class="outline">
          <draw:text-box>
            <text:list text:style-name="L2">
              <text:list-item>
                <text:p text:style-name="P3">Paketin oluşturulması için gerekli olan tüm meta bilgiyi tanımlar,</text:p>
              </text:list-item>
            </text:list>
            <text:list text:style-name="L2">
              <text:list-item>
                <text:p text:style-name="P3">Oluşturulacak paketin ne olduğu, kaynağı, kim tarafından paketlendiği, kaynağa uygulanan yamalar, hangi başka paketlere ne tür bağımlılıklar içerdiği gibi bilgileri içerir,</text:p>
              </text:list-item>
            </text:list>
            <text:list text:style-name="L2">
              <text:list-item>
                <text:p text:style-name="P3">Bir paketin kimliği, adresi ve geçmişidir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pspec.xml ne işe yarar?</text:p>
          </draw:text-box>
        </draw:frame>
        <draw:frame presentation:style-name="pr4" draw:text-style-name="P3" draw:layer="layout" svg:width="23.911cm" svg:height="14.262cm" svg:x="2.058cm" svg:y="5.838cm" presentation:class="outline" presentation:user-transformed="true">
          <draw:text-box>
            <text:list text:style-name="L2">
              <text:list-item>
                <text:p text:style-name="P3">Kolayca işlenebilmesi için dosya biçimi XML'dir.</text:p>
              </text:list-item>
            </text:list>
            <text:list text:style-name="L2">
              <text:list-item>
                <text:p text:style-name="P3">Birkaç farklı bölümden oluşur:</text:p>
              </text:list-item>
            </text:list>
            <text:list text:style-name="L2">
              <text:list-item>
                <text:list>
                  <text:list-item>
                    <text:p text:style-name="P4">Sourc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Kaynak paketlerin ismi, lisansı, web sayfası, açıklamaları, derlenme zamanı bağımlılıkları ve uygulanacak yamaları içeren bölümdür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ackag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Kaynak paketten meydana gelecek PiSi paketlerin ismi, çalışma zamanı bağımlılıları, <text:s/>dosya tiplerini içeren bölümdü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pspec.xml ne işe yarar?</text:p>
          </draw:text-box>
        </draw:frame>
        <draw:frame presentation:style-name="pr4" draw:text-style-name="P4" draw:layer="layout" svg:width="23.911cm" svg:height="14.498cm" svg:x="2.058cm" svg:y="5.83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History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Kaynak paket üzerinde yapılan değişikliklerin kim tarafından, hangi tarihte, neden yapıldığı bilgilerini içeren bölümdü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Source</text:p>
              </text:list-item>
            </text:list>
            <text:list text:style-name="L2">
              <text:list-item>
                <text:list>
                  <text:list-item>
                    <text:p text:style-name="P7">isim, lisans, bağımlılıklar...</text:p>
                  </text:list-item>
                </text:list>
              </text:list-item>
            </text:list>
            <text:list text:style-name="L2">
              <text:list-item>
                <text:p text:style-name="P6">Package</text:p>
              </text:list-item>
            </text:list>
            <text:list text:style-name="L2">
              <text:list-item>
                <text:list>
                  <text:list-item>
                    <text:p text:style-name="P7">isim, bağımlılıklar, dosyalar...</text:p>
                  </text:list-item>
                </text:list>
              </text:list-item>
            </text:list>
            <text:list text:style-name="L2">
              <text:list-item>
                <text:p text:style-name="P6">History</text:p>
              </text:list-item>
            </text:list>
            <text:list text:style-name="L2">
              <text:list-item>
                <text:list>
                  <text:list-item>
                    <text:p text:style-name="P7">kim, tarih, ned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actions.py ne işe yarar?</text:p>
          </draw:text-box>
        </draw:frame>
        <draw:frame presentation:style-name="pr4" draw:text-style-name="P3" draw:layer="layout" svg:width="23.911cm" svg:height="13.354cm" svg:x="2.058cm" svg:y="5.838cm" presentation:class="outline" presentation:user-transformed="true">
          <draw:text-box>
            <text:list text:style-name="L2">
              <text:list-item>
                <text:p text:style-name="P3">Kaynağın kurulması, derlenmesi, test edilmesi, sisteme kurulması gibi işlevleri yerine getiren fonksiyonlardan oluşur,</text:p>
              </text:list-item>
            </text:list>
            <text:list text:style-name="L2">
              <text:list-item>
                <text:p text:style-name="P3">Bu fonksiyonlar tercihen actionsAPI kullanılarak yazılır,</text:p>
              </text:list-item>
            </text:list>
            <text:list text:style-name="L2">
              <text:list-item>
                <text:p text:style-name="P3">actionsAPI ve PiSi gibi Python ile yazılırlar,</text:p>
              </text:list-item>
            </text:list>
            <text:list text:style-name="L2">
              <text:list-item>
                <text:p text:style-name="P3">Özetle bir paketin tarifidir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actions.py ne işe yarar?</text:p>
          </draw:text-box>
        </draw:frame>
        <draw:frame presentation:style-name="pr4" draw:text-style-name="P3" draw:layer="layout" svg:width="23.911cm" svg:height="14.292cm" svg:x="2.058cm" svg:y="5.838cm" presentation:class="outline" presentation:user-transformed="true">
          <draw:text-box>
            <text:list text:style-name="L2">
              <text:list-item>
                <text:p text:style-name="P3">PiSi actions.py içerisinde 3 fonksiyon ismini arar ve bulursa sırayla çalıştırır:</text:p>
              </text:list-item>
            </text:list>
            <text:list text:style-name="L2">
              <text:list-item>
                <text:list>
                  <text:list-item>
                    <text:p text:style-name="P4">setup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Paketin derlenmeye hazırlanması için gerekli işlemlerin yapılmasını sağ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uild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Paketin derlenmesini ve bu süreç içinde gerekli işlemlerin yapılmasını sağ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stall: (<text:span text:style-name="T1">Bulunması Zorunludur</text:span><text:span text:style-name="T2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Paketin /var/tmp/pisi/ altındaki özel klasöre paket oluşturulmak üzere kurulmasını sağla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Örnek paket “Yakuake”</text:p>
          </draw:text-box>
        </draw:frame>
        <draw:frame presentation:style-name="pr4" draw:text-style-name="P3" draw:layer="layout" svg:width="23.911cm" svg:height="13.23cm" svg:x="2.058cm" svg:y="5.838cm" presentation:class="outline">
          <draw:text-box>
            <text:list text:style-name="L2">
              <text:list-item>
                <text:p text:style-name="P3">Yakuake Quake konsolu benzeri bir terminal emülasyon uygulamasıdır,</text:p>
              </text:list-item>
            </text:list>
            <text:list text:style-name="L2">
              <text:list-item>
                <text:p text:style-name="P3"><text:a xlink:href="http://extragear.kde.org/apps/yakuake">http://extragear.kde.org/apps/yakuake</text:a> sayfasında bulunur,</text:p>
              </text:list-item>
            </text:list>
            <text:list text:style-name="L2">
              <text:list-item>
                <text:p text:style-name="P3">GPL-2 lisansı ile dağıtılır,</text:p>
              </text:list-item>
            </text:list>
            <text:list text:style-name="L2">
              <text:list-item>
                <text:p text:style-name="P3">Ve bir KDE uygulaması olduğu derlenmek için kdebase paketine ihtiyaç duya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Örnek paket “Yakuake”</text:p>
          </draw:text-box>
        </draw:frame>
        <draw:frame presentation:style-name="pr4" draw:text-style-name="P3" draw:layer="layout" svg:width="23.911cm" svg:height="13.23cm" svg:x="2.058cm" svg:y="5.838cm" presentation:class="outline">
          <draw:text-box>
            <text:list text:style-name="L2">
              <text:list-item>
                <text:p text:style-name="P3">Yakuake'yi paketleyince içinden sadece bir adet PiSi paketi çıkması normaldir,</text:p>
              </text:list-item>
            </text:list>
            <text:list text:style-name="L2">
              <text:list-item>
                <text:p text:style-name="P3">Bir KDE uygulaması olduğuna göre actionsAPI'nin KDE modülü kullanılmalıdır,</text:p>
              </text:list-item>
            </text:list>
            <text:list text:style-name="L2">
              <text:list-item>
                <text:p text:style-name="P3">Paketin el ile derlenmesi sürecinde ek işlem gerekmediği için bilindik ./configure &amp;&amp; make &amp;&amp; make install benzeri bir yapı yeterli olacaktır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oo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Örnek paket “Yakuake”</text:p>
          </draw:text-box>
        </draw:frame>
        <draw:frame presentation:style-name="pr6" draw:layer="layout" svg:width="23.911cm" svg:height="13.23cm" svg:x="2.058cm" svg:y="5.838cm" presentation:class="subtitle">
          <draw:text-box>
            <text:p text:style-name="P1">Uygulamalı anlatım</text:p>
          </draw:text-box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Depolar</text:p>
          </draw:text-box>
        </draw:frame>
        <draw:frame presentation:style-name="pr4" draw:text-style-name="P3" draw:layer="layout" svg:width="23.911cm" svg:height="13.23cm" svg:x="2.058cm" svg:y="5.838cm" presentation:class="outline">
          <draw:text-box>
            <text:list text:style-name="L2">
              <text:list-item>
                <text:p text:style-name="P3"><text:a xlink:href="http://svn.pardus.org.tr/pardus">http://svn.pardus.org.tr/pardus</text:a> adresinde ikamet etmektedirler,</text:p>
              </text:list-item>
            </text:list>
            <text:list text:style-name="L2">
              <text:list-item>
                <text:p text:style-name="P3">2 adet ana depo bulunur;</text:p>
              </text:list-item>
            </text:list>
            <text:list text:style-name="L2">
              <text:list-item>
                <text:list>
                  <text:list-item>
                    <text:p text:style-name="P4">stable: Dağıtımın kararlı deposudur, içerisinde ABI/API korunur güncellemeler ve minor sürümler bu depodan çıka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vel: Dağıtımın bir sonraki versiyonuna giden depodur, ABI/API korumak zorunlu değildir ve deneyseldi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Depolar</text:p>
          </draw:text-box>
        </draw:frame>
        <draw:frame presentation:style-name="pr4" draw:text-style-name="P3" draw:layer="layout" svg:width="23.911cm" svg:height="13.23cm" svg:x="2.058cm" svg:y="5.838cm" presentation:class="outline">
          <draw:text-box>
            <text:list text:style-name="L2">
              <text:list-item>
                <text:p text:style-name="P3">Stable deposunda şu an itibariyle;</text:p>
              </text:list-item>
            </text:list>
            <text:list text:style-name="L2">
              <text:list-item>
                <text:list>
                  <text:list-item>
                    <text:p text:style-name="P4">Toplam 858 kaynak paket, ve bu paketlerden oluşturulacak 920 ikili paket bulunmaktadır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oplam 1236 yama mevcuttu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25 aktif paket geliştiricisi bu paketler ile ilgilenmektedi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oo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PiSi ile Paket Yapımı</text:p>
          </draw:text-box>
        </draw:frame>
        <draw:frame presentation:style-name="pr6" draw:layer="layout" svg:width="23.911cm" svg:height="13.23cm" svg:x="2.058cm" svg:y="5.838cm" presentation:class="subtitle">
          <draw:text-box>
            <text:p text:style-name="P1">Teşekkürler</text:p>
            <text:p text:style-name="P1">...Sorular?...</text:p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tr" fo:country="TR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o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oo-background" style:family="presentation">
      <style:graphic-properties draw:stroke="none" draw:fill="none"/>
    </style:style>
    <style:style style:name="oo-backgroundobjects" style:family="presentation">
      <style:graphic-properties draw:shadow="hidden" draw:shadow-offset-x="0.3cm" draw:shadow-offset-y="0.3cm" draw:shadow-color="#808080"/>
    </style:style>
    <style:style style:name="o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o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oo-outline2" style:family="presentation" style:parent-style-name="o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-outline3" style:family="presentation" style:parent-style-name="o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-outline4" style:family="presentation" style:parent-style-name="o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-outline5" style:family="presentation" style:parent-style-name="o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-outline6" style:family="presentation" style:parent-style-name="o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-outline7" style:family="presentation" style:parent-style-name="o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-outline8" style:family="presentation" style:parent-style-name="o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-outline9" style:family="presentation" style:parent-style-name="o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oo" style:page-layout-name="PM1" draw:style-name="dp1">
      <draw:frame draw:style-name="gr1" draw:text-style-name="P1" draw:layer="backgroundobjects" svg:width="27.998cm" svg:height="20.999cm" svg:x="0.03cm" svg:y="0.028cm">
        <draw:image xlink:href="Pictures/100000000000032000000258D30FA7B9.jpg" xlink:type="simple" xlink:show="embed" xlink:actuate="onLoad">
          <text:p/>
        </draw:image>
      </draw:frame>
      <draw:frame presentation:style-name="oo-title" draw:layer="backgroundobjects" svg:width="23.911cm" svg:height="3.506cm" svg:x="-0.042cm" svg:y="-0.057cm" presentation:class="title" presentation:placeholder="true">
        <draw:text-box/>
      </draw:frame>
      <draw:frame presentation:style-name="oo-outline1" draw:layer="backgroundobjects" svg:width="23.911cm" svg:height="13.229cm" svg:x="2.058cm" svg:y="5.838cm" presentation:class="outline" presentation:placeholder="true">
        <draw:text-box/>
      </draw:frame>
      <presentation:notes style:page-layout-name="PM2">
        <draw:page-thumbnail presentation:style-name="oo-title" draw:layer="backgroundobjects" svg:width="13.705cm" svg:height="10.279cm" svg:x="3.641cm" svg:y="2.853cm" presentation:class="page"/>
        <draw:frame presentation:style-name="o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Linux OpenOffice.org_project/680$Build-9011
  </meta:generator>
    <meta:creation-date>2006-05-12T12:36:09</meta:creation-date>
    <dc:date>2006-05-12T13:21:48</dc:date>
    <dc:language>tr-TR</dc:language>
    <meta:editing-cycles>29</meta:editing-cycles>
    <meta:editing-duration>PT45M42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